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style:font-name="Trebuchet MS" officeooo:paragraph-rsid="0004830b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/>
    </style:style>
    <style:style style:name="T3" style:family="text">
      <style:text-properties fo:language="nb" fo:country="NO" fo:font-style="italic" style:font-style-asian="italic" style:font-style-complex="italic"/>
    </style:style>
    <style:style style:name="T4" style:family="text">
      <style:text-properties fo:language="nb" fo:country="NO" officeooo:rsid="00075348"/>
    </style:style>
    <style:style style:name="T5" style:family="text">
      <style:text-properties fo:language="nb" fo:country="NO" officeooo:rsid="0008f94b"/>
    </style:style>
    <style:style style:name="T6" style:family="text">
      <style:text-properties style:font-name="Trebuchet MS"/>
    </style:style>
    <style:style style:name="T7" style:family="text">
      <style:text-properties style:font-name="Trebuchet MS" officeooo:rsid="000cb55b"/>
    </style:style>
    <style:style style:name="T8" style:family="text">
      <style:text-properties style:font-name="Trebuchet MS" officeooo:rsid="00094604"/>
    </style:style>
    <style:style style:name="T9" style:family="text">
      <style:text-properties style:font-name="Trebuchet MS" officeooo:rsid="000b24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8">AFI</text:span><text:span text:style-name="T7">-</text:span><text:span text:style-name="T9">S</text:span><text:span text:style-name="T6">kriftserie - </text:span><text:span text:style-name="Strong"><text:span text:style-name="T6">ISSN 0806-394X</text:span></text:span></text:p>
      <text:p text:style-name="P1"><text:span text:style-name="T1">Alm Andreassen, T. (2004): </text:span><text:span text:style-name="T3">Brukermedvirkning, politikk og velferdsstat</text:span><text:span text:style-name="T1">. Dr.polit.avhandling levert ved Universitetet i Oslo, Samfunnsvitenskapelig fakultet, Institutt for Sosiologi og samfunnsgeografi, juni 2003. AFIs skriftserie nr. 13. http://www.hioa.no/Om-HiOA/Senter-for-velferds-og-arbeidslivsforskning/AFI/Publikasjoner-AFI/Brukermedvirkning-politikk-og-velferdsstat</text:span></text:p>
      <text:p text:style-name="P1"><text:span text:style-name="T1">Grimsmo, A</text:span><text:span text:style-name="T5">sbjørn</text:span><text:span text:style-name="T1"> </text:span><text:span text:style-name="T4">&amp;</text:span><text:span text:style-name="T1"> </text:span><text:span text:style-name="T4">A</text:span><text:span text:style-name="T5">nne</text:span><text:span text:style-name="T4"> I</text:span><text:span text:style-name="T5">nga</text:span><text:span text:style-name="T4"> </text:span><text:span text:style-name="T1">Hilsen (2000): </text:span><text:span text:style-name="T2">Arbeidsmiljø og omstilling</text:span><text:span text:style-name="T1">. AFIs skriftserie nr. 7. http://www.hioa.no/Om-HiOA/Senter-for-velferds-og-arbeidslivsforskning/AFI/Publikasjoner-AFI/Arbeidsmiljoe-og-omstill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7:33.930264003</meta:creation-date>
    <dc:date>2016-05-13T16:10:27.421765867</dc:date>
    <meta:editing-duration>PT2H9M6S</meta:editing-duration>
    <meta:editing-cycles>8</meta:editing-cycles>
    <meta:generator>LibreOffice/5.0.4.2$Linux_X86_64 LibreOffice_project/2b9802c1994aa0b7dc6079e128979269cf95bc78</meta:generator>
    <dc:creator>Hanson Schmanson</dc:creator>
    <meta:document-statistic meta:table-count="0" meta:image-count="0" meta:object-count="0" meta:page-count="1" meta:paragraph-count="3" meta:word-count="47" meta:character-count="621" meta:non-whitespace-character-count="577"/>
  </office:meta>
</office:document-meta>
</file>